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color="#000000"/>
    </style:style>
    <style:style style:name="T1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5">Manual de Usuario</text:p>
      <text:p text:style-name="P5"/>
      <text:p text:style-name="P5"/>
      <text:p text:style-name="P5">MIC 1.0</text:p>
      <text:p text:style-name="P5"/>
      <text:p text:style-name="Standard"/>
      <text:p text:style-name="P6"/>
      <text:p text:style-name="Standard"/>
      <text:p text:style-name="Standard">Índice:</text:p>
      <text:list xml:id="list1348123386" text:style-name="L1">
        <text:list-item>
          <text:p text:style-name="P1">Instalación</text:p>
          <text:p text:style-name="P1">1.1. Requerimientos de Software</text:p>
          <text:p text:style-name="P1">1.2. Requerimientos de hardware</text:p>
          <text:p text:style-name="P1">1.3. Proceso de Instalación</text:p>
        </text:list-item>
        <text:list-item>
          <text:p text:style-name="P1">Configuración</text:p>
          <text:p text:style-name="P1">2.1. Cliente</text:p>
          <text:p text:style-name="P1">2.2. Agente</text:p>
          <text:p text:style-name="P1">2.3. Servidor</text:p>
        </text:list-item>
        <text:list-item>
          <text:p text:style-name="P1">Formas de uso</text:p>
          <text:p text:style-name="P1">3.1. Cliente</text:p>
          <text:p text:style-name="P1">3.2. Agente</text:p>
          <text:p text:style-name="P1">3.3. Servidor</text:p>
        </text:list-item>
        <text:list-item>
          <text:p text:style-name="P1">Apéndice de Errores</text:p>
        </text:list-item>
      </text:list>
      <text:p text:style-name="Standard"/>
      <text:p text:style-name="Standard"/>
      <text:p text:style-name="P6">1 . Instalación</text:p>
      <text:p text:style-name="Standard"/>
      <text:p text:style-name="P2">COMENTARIO DE LA INSTALACION EN GENERAL!!!!!</text:p>
      <text:p text:style-name="P2"><text:span text:style-name="T1"/></text:p>
      <text:p text:style-name="P2"><text:span text:style-name="T1">1. 1 . Requerimientos de Software</text:span></text:p>
      <text:p text:style-name="P3"/>
      <text:p text:style-name="P2">COMENTARIO DE LA INSTALACION EN GENERAL!!!!!</text:p>
      <text:p text:style-name="P3"/>
      <text:p text:style-name="P3"/>
      <text:p text:style-name="P3">1. 2 . Requerimientos de Hardware</text:p>
      <text:p text:style-name="P3"/>
      <text:p text:style-name="P2">COMENTARIO DE LA INSTALACION EN GENERAL!!!!!</text:p>
      <text:p text:style-name="P3"/>
      <text:p text:style-name="P3"/>
      <text:p text:style-name="P3">1 . 3 . Proceso de Instalación</text:p>
      <text:p text:style-name="P3"/>
      <text:p text:style-name="P3"/>
      <text:p text:style-name="P2">COMENTARIO DE LA INSTALACION EN GENERAL!!!!!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3">2 . Configuración</text:p>
      <text:p text:style-name="P3"/>
      <text:p text:style-name="P3">2 . 1 . Cliente</text:p>
      <text:p text:style-name="P3"/>
      <text:p text:style-name="P3"/>
      <text:p text:style-name="P3">2 . 2 . Agente</text:p>
      <text:p text:style-name="P3"/>
      <text:p text:style-name="P3"/>
      <text:p text:style-name="P3">2 . 3 . Servi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 </meta:initial-creator>
    <meta:creation-date>2012-07-08T22:19:36</meta:creation-date>
    <dc:date>2012-07-08T22:31:38</dc:date>
    <dc:creator>Migue </dc:creator>
    <meta:editing-duration>PT00H12M05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4" meta:paragraph-count="28" meta:word-count="106" meta:character-count="605"/>
  </office:meta>
</office:document-meta>
</file>